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fill="solid" draw:fill-color="#99ccff" draw:textarea-horizontal-align="center" draw:textarea-vertical-align="middle" draw:shadow-offset-x="0.305cm" draw:shadow-offset-y="0.305cm"/>
    </style:style>
    <style:style style:name="gr12" style:family="graphic" style:parent-style-name="standard">
      <style:graphic-properties draw:fill="solid" draw:fill-color="#99cc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cm"/>
    </style:style>
    <style:style style:name="gr1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7cm" svg:height="4cm" svg:x="2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8.5cm" svg:x="9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.5cm" svg:x="13.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5cm" svg:x="10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2.5cm" svg:x="10.334cm" svg:y="1.5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3.5cm" svg:x="16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5cm" svg:height="2cm" svg:x="9.553cm" svg:y="16cm">
          <text:p text:style-name="P2"><text:span text:style-name="T1">Navigator</text:span></text:p>
          <text:p text:style-name="P2"><text:span text:style-name="T1">C6 Navigator</text:span></text:p>
          <text:p text:style-name="P2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1cm" svg:x="4cm" svg:y="5.5cm">
          <text:p text:style-name="P2"><text:span text:style-name="T1">Controller &amp;</text:span></text:p>
          <text:p text:style-name="P2"><text:span text:style-name="T1"><text:s/></text:span><text:span text:style-name="T1">Brake Serv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1cm" svg:x="4cm" svg:y="4cm">
          <text:p text:style-name="P2"><text:span text:style-name="T1">Motor Controller</text:span></text:p>
          <text:p text:style-name="P2"><text:span text:style-name="T1"><text:s/></text:span><text:span text:style-name="T1">&amp; hu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5cm" svg:x="11cm" svg:y="2cm">
          <text:p text:style-name="P2"><text:span text:style-name="T1">Wireless</text:span></text:p>
          <text:p text:style-name="P2"><text:span text:style-name="T1">E Stop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cm" svg:y1="6cm" svg:x2="8.5cm" svg:y2="6cm">
          <text:p/>
        </draw:line>
        <draw:line draw:style-name="gr5" draw:text-style-name="P1" draw:layer="layout" svg:x1="13cm" svg:y1="12.5cm" svg:x2="13cm" svg:y2="7.104cm">
          <text:p/>
        </draw:line>
        <draw:custom-shape draw:style-name="gr2" draw:text-style-name="P3" draw:layer="layout" svg:width="4cm" svg:height="2cm" svg:x="11.053cm" svg:y="12.5cm">
          <text:p text:style-name="P2"><text:span text:style-name="T1">Pilot</text:span></text:p>
          <text:p text:style-name="P2"><text:span text:style-name="T1">C3 Pilot</text:span></text:p>
          <text:p text:style-name="P2"><text:span text:style-name="T1">Arduino Na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4cm" svg:height="2cm" svg:x="15.553cm" svg:y="18.5cm">
          <text:p text:style-name="P2"><text:span text:style-name="T1">Path Planner</text:span></text:p>
          <text:p text:style-name="P2"><text:span text:style-name="T1">C4 Planner</text:span></text:p>
          <text:p text:style-name="P2"><text:span text:style-name="T1">Arduino Nan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5.5cm" svg:height="1cm" svg:x="2cm" svg:y="13cm">
          <text:p text:style-name="P2"><text:span text:style-name="T1">Optical Mous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5.5cm" svg:height="1cm" svg:x="14cm" svg:y="9.5cm">
          <text:p text:style-name="P2"><text:span text:style-name="T1">5 Proximity sensors</text:span></text:p>
          <text:p text:style-name="P2"><text:span text:style-name="T1">Maxbotix XL-MaxSon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8" draw:text-style-name="P4" draw:layer="layout" svg:x1="17.553cm" svg:y1="16.5cm" svg:x2="17.553cm" svg:y2="18.5cm">
          <text:p/>
        </draw:line>
        <draw:line draw:style-name="gr9" draw:text-style-name="P4" draw:layer="layout" svg:x1="14.053cm" svg:y1="16.5cm" svg:x2="17.553cm" svg:y2="16.5cm">
          <text:p text:style-name="P2"><text:span text:style-name="T1">Estimated</text:span></text:p>
          <text:p text:style-name="P2"><text:span text:style-name="T1">Position</text:span></text:p>
        </draw:line>
        <draw:line draw:style-name="gr8" draw:text-style-name="P4" draw:layer="layout" svg:x1="13cm" svg:y1="22.5cm" svg:x2="15.553cm" svg:y2="19.5cm">
          <text:p/>
        </draw:line>
        <draw:line draw:style-name="gr8" draw:text-style-name="P4" draw:layer="layout" svg:x1="7.5cm" svg:y1="13.5cm" svg:x2="9.553cm" svg:y2="16.5cm">
          <text:p/>
        </draw:line>
        <draw:line draw:style-name="gr8" draw:text-style-name="P4" draw:layer="layout" svg:x1="7.5cm" svg:y1="16cm" svg:x2="9.553cm" svg:y2="17cm">
          <text:p/>
        </draw:line>
        <draw:custom-shape draw:style-name="gr10" draw:text-style-name="P3" draw:layer="layout" svg:width="3cm" svg:height="1.5cm" svg:x="11.5cm" svg:y="22.5cm">
          <text:p text:style-name="P2"><text:span text:style-name="T1">Destinations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5cm" svg:y1="18.5cm" svg:x2="18.5cm" svg:y2="13.5cm">
          <text:p/>
        </draw:line>
        <draw:custom-shape draw:style-name="gr7" draw:text-style-name="P4" draw:layer="layout" svg:width="5.5cm" svg:height="1.5cm" svg:x="2cm" svg:y="19.5cm">
          <text:p text:style-name="P2"><text:span text:style-name="T1">Web Camer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7cm" svg:height="2cm" svg:x="3.5cm" svg:y="22cm">
          <text:p text:style-name="P2"><text:span text:style-name="T1">Vision</text:span></text:p>
          <text:p text:style-name="P2"><text:span text:style-name="T1">C7 Vision</text:span></text:p>
          <text:p text:style-name="P2"><text:span text:style-name="T1">Chipkit Max32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.5cm" svg:y1="10.5cm" svg:x2="14.553cm" svg:y2="12.5cm">
          <text:p/>
        </draw:line>
        <draw:line draw:style-name="gr11" draw:text-style-name="P4" draw:layer="layout" svg:x1="9.5cm" svg:y1="23cm" svg:x2="10cm" svg:y2="18cm">
          <text:p/>
        </draw:line>
        <draw:line draw:style-name="gr8" draw:text-style-name="P4" draw:layer="layout" svg:x1="10.553cm" svg:y1="11.5cm" svg:x2="10.553cm" svg:y2="16cm">
          <text:p/>
        </draw:line>
        <draw:line draw:style-name="gr12" draw:text-style-name="P4" draw:layer="layout" svg:x1="13.053cm" svg:y1="11.5cm" svg:x2="10.553cm" svg:y2="11.5cm">
          <text:p/>
        </draw:line>
        <draw:custom-shape draw:style-name="gr3" draw:text-style-name="P3" draw:layer="layout" svg:width="4.5cm" svg:height="1cm" svg:x="4cm" svg:y="7cm">
          <text:p text:style-name="P2"><text:span text:style-name="T1">Controller &amp;</text:span></text:p>
          <text:p text:style-name="P2"><text:span text:style-name="T1">Steering Servo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cm" svg:y1="7cm" svg:x2="8.5cm" svg:y2="7.5cm">
          <text:p/>
        </draw:line>
        <draw:custom-shape draw:style-name="gr7" draw:text-style-name="P3" draw:layer="layout" svg:width="5.5cm" svg:height="1cm" svg:x="2cm" svg:y="17.5cm">
          <text:p text:style-name="P2"><text:span text:style-name="T1">Inertial Navigation Unit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5cm" svg:y1="18cm" svg:x2="9.553cm" svg:y2="17.5cm">
          <text:p/>
        </draw:line>
        <draw:line draw:style-name="gr8" draw:text-style-name="P4" draw:layer="layout" svg:x1="7.5cm" svg:y1="12cm" svg:x2="9.553cm" svg:y2="16cm">
          <text:p/>
        </draw:line>
        <draw:custom-shape draw:style-name="gr7" draw:text-style-name="P3" draw:layer="layout" svg:width="5.5cm" svg:height="1cm" svg:x="2cm" svg:y="11.5cm">
          <text:p text:style-name="P2"><text:span text:style-name="T1">Hall Odometer</text:span></text:p>
          <text:p text:style-name="P2"><text:span text:style-name="T1">(Cyclometer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cm" svg:x="2cm" svg:y="15.5cm">
          <text:p text:style-name="P2"><text:span text:style-name="T1">GPS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5cm" svg:y1="21cm" svg:x2="5.5cm" svg:y2="22cm">
          <text:p/>
        </draw:line>
        <draw:frame draw:style-name="gr13" draw:text-style-name="P6" draw:layer="layout" svg:width="3.5cm" svg:height="0.704cm" svg:x="9.5cm" svg:y="10.5cm">
          <draw:text-box draw:corner-radius="0.5cm">
            <text:p text:style-name="P5"><text:span text:style-name="T1">Steer &amp; Speed</text:span></text:p>
          </draw:text-box>
        </draw:frame>
        <draw:custom-shape draw:style-name="gr10" draw:text-style-name="P3" draw:layer="layout" svg:width="3cm" svg:height="1.5cm" svg:x="16cm" svg:y="22.5cm">
          <text:p text:style-name="P2"><text:span text:style-name="T1">Ma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553cm" svg:y1="22.5cm" svg:x2="17.553cm" svg:y2="20.5cm">
          <text:p/>
        </draw:line>
        <draw:custom-shape draw:style-name="gr2" draw:text-style-name="P3" draw:layer="layout" svg:width="4cm" svg:height="2cm" svg:x="11cm" svg:y="5cm">
          <text:p text:style-name="P2"><text:span text:style-name="T1">Dual Mode</text:span></text:p>
          <text:p text:style-name="P2"><text:span text:style-name="T1">C2_Go</text:span></text:p>
          <text:p text:style-name="P2"><text:span text:style-name="T1">Arduino Meg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0.5cm" svg:y1="3cm" svg:x2="8.5cm" svg:y2="4.5cm">
          <text:p/>
        </draw:line>
        <draw:line draw:style-name="gr9" draw:text-style-name="P4" draw:layer="layout" svg:x1="15cm" svg:y1="4cm" svg:x2="13.5cm" svg:y2="5cm">
          <text:p/>
        </draw:line>
        <draw:custom-shape draw:style-name="gr4" draw:text-style-name="P3" draw:layer="layout" svg:width="3cm" svg:height="1.5cm" svg:x="16.5cm" svg:y="2cm">
          <text:p text:style-name="P2"><text:span text:style-name="T1">Joystick</text:span></text:p>
          <text:p text:style-name="P2"><text:span text:style-name="T1">APEM 9000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553cm" svg:y1="13.5cm" svg:x2="15.053cm" svg:y2="13.5cm">
          <text:p/>
        </draw:line>
        <draw:frame draw:style-name="gr13" draw:text-style-name="P6" draw:layer="layout" svg:width="3.5cm" svg:height="0.704cm" svg:x="15.5cm" svg:y="12.796cm">
          <draw:text-box draw:corner-radius="4.5cm">
            <text:p text:style-name="P5"><text:span text:style-name="T1">Route</text:span></text:p>
          </draw:text-box>
        </draw:frame>
        <draw:line draw:style-name="gr11" draw:text-style-name="P4" draw:layer="layout" svg:x1="9.5cm" svg:y1="23cm" svg:x2="8cm" svg:y2="23cm">
          <text:p/>
        </draw:line>
        <draw:custom-shape draw:style-name="gr14" draw:text-style-name="P7" draw:layer="layout" svg:width="3cm" svg:height="1.5cm" svg:x="16.5cm" svg:y="5.5cm">
          <text:p text:style-name="P1"><text:span text:style-name="T2">Control Panel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cm" svg:y1="6cm" svg:x2="15cm" svg:y2="6cm">
          <text:p/>
        </draw:line>
        <draw:frame draw:style-name="gr16" draw:text-style-name="P8" draw:layer="layout" svg:width="2.322cm" svg:height="1.243cm" svg:x="16.949cm" svg:y="7cm">
          <draw:text-box>
            <text:p><text:span text:style-name="T3">sch / pdf</text:span></text:p>
            <text:p><text:span text:style-name="T3">brd / pdf</text:span></text:p>
          </draw:text-box>
        </draw:frame>
        <draw:frame draw:style-name="gr16" draw:text-style-name="P8" draw:layer="layout" svg:width="2.322cm" svg:height="1.243cm" svg:x="16cm" svg:y="10.5cm">
          <draw:text-box>
            <text:p><text:span text:style-name="T3">sch / pdf</text:span></text:p>
            <text:p><text:span text:style-name="T3">brd / pdf</text:span></text:p>
          </draw:text-box>
        </draw:frame>
        <draw:frame draw:style-name="gr17" draw:text-style-name="P8" draw:layer="layout" svg:width="2.494cm" svg:height="1.243cm" svg:x="14cm" svg:y="2.5cm">
          <draw:text-box>
            <text:p><text:span text:style-name="T3">sch / pdf</text:span></text:p>
            <text:p><text:span text:style-name="T3">brd / pdf</text:span></text:p>
          </draw:text-box>
        </draw:frame>
        <draw:frame draw:style-name="gr16" draw:text-style-name="P8" draw:layer="layout" svg:width="2.852cm" svg:height="1.243cm" svg:x="11.5cm" svg:y="7.257cm">
          <draw:text-box>
            <text:p><text:span text:style-name="T3">sch <text:s text:c="6"/>pdf</text:span></text:p>
            <text:p><text:span text:style-name="T3">brd <text:s text:c="6"/>pdf</text:span></text:p>
          </draw:text-box>
        </draw:frame>
        <draw:frame draw:style-name="gr16" draw:text-style-name="P8" draw:layer="layout" svg:width="2.322cm" svg:height="1.243cm" svg:x="11cm" svg:y="19cm">
          <draw:text-box>
            <text:p><text:span text:style-name="T3">sch / pdf</text:span></text:p>
            <text:p><text:span text:style-name="T3">brd / pdf</text:span></text:p>
          </draw:text-box>
        </draw:frame>
        <draw:frame draw:style-name="gr16" draw:text-style-name="P8" draw:layer="layout" svg:width="1.387cm" svg:height="0.747cm" svg:x="9cm" svg:y="5.5cm">
          <draw:text-box>
            <text:p><text:span text:style-name="T3">DB9</text:span></text:p>
          </draw:text-box>
        </draw:frame>
        <draw:frame draw:style-name="gr18" draw:text-style-name="P8" draw:layer="layout" svg:width="1.658cm" svg:height="0.747cm" svg:x="14cm" svg:y="4.253cm">
          <draw:text-box>
            <text:p><text:span text:style-name="T3">DB15</text:span></text:p>
          </draw:text-box>
        </draw:frame>
        <draw:frame draw:style-name="gr16" draw:text-style-name="P8" draw:layer="layout" svg:width="1.387cm" svg:height="0.747cm" svg:x="9.113cm" svg:y="6.753cm">
          <draw:text-box>
            <text:p><text:span text:style-name="T3">DB9</text:span></text:p>
          </draw:text-box>
        </draw:frame>
        <draw:frame draw:style-name="gr16" draw:text-style-name="P8" draw:layer="layout" svg:width="1.658cm" svg:height="0.747cm" svg:x="15.188cm" svg:y="6.194cm">
          <draw:text-box>
            <text:p><text:span text:style-name="T3">DB25</text:span></text:p>
          </draw:text-box>
        </draw:frame>
        <draw:frame draw:style-name="gr16" draw:text-style-name="P8" draw:layer="layout" svg:width="1.658cm" svg:height="0.747cm" svg:x="11.5cm" svg:y="9.5cm">
          <draw:text-box>
            <text:p><text:span text:style-name="T3">DB25</text:span></text:p>
          </draw:text-box>
        </draw:frame>
        <draw:frame draw:style-name="gr16" draw:text-style-name="P8" draw:layer="layout" svg:width="1.37cm" svg:height="0.747cm" svg:x="9.5cm" svg:y="21.753cm">
          <draw:text-box>
            <text:p><text:span text:style-name="T3">USB</text:span></text:p>
          </draw:text-box>
        </draw:frame>
        <draw:frame draw:style-name="gr16" draw:text-style-name="P8" draw:layer="layout" svg:width="1.459cm" svg:height="0.747cm" svg:x="14.541cm" svg:y="12cm">
          <draw:text-box>
            <text:p><text:span text:style-name="T3">RJ45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initial-creator>Tyler Folsom</meta:initial-creator>
    <meta:creation-date>2007-10-18T14:30:09</meta:creation-date>
    <dc:date>2013-07-11T22:55:09</dc:date>
    <dc:language>en-CA</dc:language>
    <meta:editing-cycles>26</meta:editing-cycles>
    <meta:editing-duration>PT6H18M38S</meta:editing-duration>
    <dc:creator>Tyler Folsom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